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87.71mm"/>
    </style:style>
    <style:style style:name="co3" style:family="table-column">
      <style:table-column-properties fo:break-before="auto" style:column-width="146.05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64.35mm"/>
    </style:style>
    <style:style style:name="co6" style:family="table-column">
      <style:table-column-properties fo:break-before="auto" style:column-width="160.48mm"/>
    </style:style>
    <style:style style:name="co7" style:family="table-column">
      <style:table-column-properties fo:break-before="auto" style:column-width="163.21mm"/>
    </style:style>
    <style:style style:name="co8" style:family="table-column">
      <style:table-column-properties fo:break-before="auto" style:column-width="53.99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oeder_milda_v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oen/Documents/Projecten/Boot/Moeder Milda/moeder_milda_v0.1/moeder_milda_v01/moeder_milda_v01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a 25 mei 2020 22:22:10 C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ice_Model</text:p>
          </table:table-cell>
          <table:table-cell office:value-type="string" calcext:value-type="string">
            <text:p>Spice_Netlist_Enabled</text:p>
          </table:table-cell>
          <table:table-cell office:value-type="string" calcext:value-type="string">
            <text:p>Spice_Prim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Device:Antenna_Shield</text:p>
          </table:table-cell>
          <table:table-cell office:value-type="string" calcext:value-type="string">
            <text:p>Connector_Coaxial:SMA_Molex_73251-1153_EdgeMount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5534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Battery 3.7V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6-1043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446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87-486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87-486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24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490-133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24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490-133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7880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7880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7880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u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948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u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948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u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948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u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948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446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446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7880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815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O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486-2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R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512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815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96-24657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96-24657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C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L54-TPMS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1.5KExxCA</text:p>
          </table:table-cell>
          <table:table-cell office:value-type="string" calcext:value-type="string">
            <text:p>Diode:1.5KExxCA</text:p>
          </table:table-cell>
          <table:table-cell office:value-type="string" calcext:value-type="string">
            <text:p>Diode_SMD:D_SMC_Handsoldering</text:p>
          </table:table-cell>
          <table:table-cell office:value-type="string" calcext:value-type="string">
            <text:p>https://www.vishay.com/docs/88301/15ke.pdf</text:p>
          </table:table-cell>
          <table:table-cell office:value-type="string" calcext:value-type="string">
            <text:p>SMCJ17CALF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O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486-2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ZHCS400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727-3848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727-3848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1206_3216Metric_Castellat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F-1206F500-2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Molex_47346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17141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: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http://infocenter.arm.com/help/topic/com.arm.doc.ddi0314h/DDI0314H_coresight_components_trm.pdf</text:p>
          </table:table-cell>
          <table:table-cell office:value-type="string" calcext:value-type="string">
            <text:p>1175-1627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hoenix_MC_HighVoltage:PhoenixContact_MCV_1,5_4-G-5.08_1x04_P5.08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hoenix_MC_HighVoltage:PhoenixContact_MCV_1,5_4-G-5.08_1x04_P5.08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hoenix_MC_HighVoltage:PhoenixContact_MCV_1,5_2-G-5.08_1x02_P5.08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c 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RN4018TA-470M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RN4018-330M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Transistor_BJT:BC807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://www.fairchildsemi.com/ds/BC/BC807.pdf</text:p>
          </table:table-cell>
          <table:table-cell office:value-type="string" calcext:value-type="string">
            <text:p>1727-1875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TR3A30PZT1GOS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B3S-1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W836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1</text:p>
          </table:table-cell>
          <table:table-cell office:value-type="string" calcext:value-type="string">
            <text:p>NTC 10k</text:p>
          </table:table-cell>
          <table:table-cell office:value-type="string" calcext:value-type="string">
            <text:p>Device:Thermistor_NTC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627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STM32F407VGTx</text:p>
          </table:table-cell>
          <table:table-cell office:value-type="string" calcext:value-type="string">
            <text:p>MCU_ST_STM32F4:STM32F407VG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office:value-type="string" calcext:value-type="string">
            <text:p>497-11605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Power_Protection:USBLC6-2P6</text:p>
          </table:table-cell>
          <table:table-cell office:value-type="string" calcext:value-type="string">
            <text:p>Package_TO_SOT_SMD:SOT-66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<text:s/>497-502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RF_Module:RFM95W-868S2</text:p>
          </table:table-cell>
          <table:table-cell office:value-type="string" calcext:value-type="string">
            <text:p>RF_Module:HOPERF_RFM9XW_SMD</text:p>
          </table:table-cell>
          <table:table-cell office:value-type="string" calcext:value-type="string">
            <text:p>https://www.hoperf.com/data/upload/portal/20181127/5bfcbea20e9ef.pdf</text:p>
          </table:table-cell>
          <table:table-cell office:value-type="string" calcext:value-type="string">
            <text:p>RFM95W-868S2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M2904</text:p>
          </table:table-cell>
          <table:table-cell office:value-type="string" calcext:value-type="string">
            <text:p>Amplifier_Operational:LM29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358.pdf</text:p>
          </table:table-cell>
          <table:table-cell office:value-type="string" calcext:value-type="string">
            <text:p>296-1459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LM2904</text:p>
          </table:table-cell>
          <table:table-cell office:value-type="string" calcext:value-type="string">
            <text:p>Amplifier_Operational:LM29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358.pdf</text:p>
          </table:table-cell>
          <table:table-cell office:value-type="string" calcext:value-type="string">
            <text:p>296-14596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TCAN334</text:p>
          </table:table-cell>
          <table:table-cell office:value-type="string" calcext:value-type="string">
            <text:p>Interface_CAN_LIN:TCAN33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can337.pdf</text:p>
          </table:table-cell>
          <table:table-cell office:value-type="string" calcext:value-type="string">
            <text:p>296-4413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TCAN334</text:p>
          </table:table-cell>
          <table:table-cell office:value-type="string" calcext:value-type="string">
            <text:p>Interface_CAN_LIN:TCAN33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can337.pdf</text:p>
          </table:table-cell>
          <table:table-cell office:value-type="string" calcext:value-type="string">
            <text:p>296-44139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MAX15062B</text:p>
          </table:table-cell>
          <table:table-cell office:value-type="string" calcext:value-type="string">
            <text:p>Regulator_Switching:MAX15062B</text:p>
          </table:table-cell>
          <table:table-cell office:value-type="string" calcext:value-type="string">
            <text:p>Package_DFN_QFN:DFN-8_2x2mm_P0.5mm</text:p>
          </table:table-cell>
          <table:table-cell office:value-type="string" calcext:value-type="string">
            <text:p>http://datasheets.maximintegrated.com/en/ds/MAX15062.pdf</text:p>
          </table:table-cell>
          <table:table-cell office:value-type="string" calcext:value-type="string">
            <text:p>MAX15062BATA+T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FPF2700MXTR</text:p>
          </table:table-cell>
          <table:table-cell office:value-type="string" calcext:value-type="string">
            <text:p>MILDA:FPF2700MXTR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FPF2700MX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MCP73832-2-OT</text:p>
          </table:table-cell>
          <table:table-cell office:value-type="string" calcext:value-type="string">
            <text:p>Battery_Management:MCP73832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office:value-type="string" calcext:value-type="string">
            <text:p>MCP73832T-2ACI/OT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MIC5365-3.3YD5</text:p>
          </table:table-cell>
          <table:table-cell office:value-type="string" calcext:value-type="string">
            <text:p>Regulator_Linear:MIC5365-3.3YD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576-4085-1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MCP65R46</text:p>
          </table:table-cell>
          <table:table-cell office:value-type="string" calcext:value-type="string">
            <text:p>Comparator:MCP65R4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1.microchip.com/downloads/en/DeviceDoc/22269B.pdf</text:p>
          </table:table-cell>
          <table:table-cell office:value-type="string" calcext:value-type="string">
            <text:p>MCP65R41T-2402E/CHY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FPF2700MXTR</text:p>
          </table:table-cell>
          <table:table-cell office:value-type="string" calcext:value-type="string">
            <text:p>MILDA:FPF2700MXTR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FPF2700MX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MAX15062A</text:p>
          </table:table-cell>
          <table:table-cell office:value-type="string" calcext:value-type="string">
            <text:p>Regulator_Switching:MAX15062A</text:p>
          </table:table-cell>
          <table:table-cell office:value-type="string" calcext:value-type="string">
            <text:p>Package_DFN_QFN:DFN-8_2x2mm_P0.5mm</text:p>
          </table:table-cell>
          <table:table-cell office:value-type="string" calcext:value-type="string">
            <text:p>http://datasheets.maximintegrated.com/en/ds/MAX15062.pdf</text:p>
          </table:table-cell>
          <table:table-cell office:value-type="string" calcext:value-type="string">
            <text:p>MAX15062AATA+TCT-N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rystal:Crystal_SMD_Abracon_ABM3B-4Pin_5.0x3.2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35-9720-1-ND </text:p>
          </table:table-cell>
          <table:table-cell table:number-columns-repeated="3"/>
        </table:table-row>
      </table:table>
      <table:table table:name="Collected" table:style-name="ta1"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ice_Model</text:p>
          </table:table-cell>
          <table:table-cell office:value-type="string" calcext:value-type="string">
            <text:p>Spice_Netlist_Enabled</text:p>
          </table:table-cell>
          <table:table-cell office:value-type="string" calcext:value-type="string">
            <text:p>Spice_Primitiv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Device:Antenna_Shield</text:p>
          </table:table-cell>
          <table:table-cell office:value-type="string" calcext:value-type="string">
            <text:p>Connector_Coaxial:SMA_Molex_73251-1153_EdgeMount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5534-N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 3.7V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6-1043-N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, C2, C3, C4, C5, C6, C7, C8, C13, C17, C18, C19, C20, C21, C22, C47, C52, C53, 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099-1-ND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4466-1-ND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0, C16, C43, C44, C48, C50, C5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524-1-ND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587-4864-1-N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24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490-1336-1-ND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3, C24, C26, C49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7880-1-ND 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5, C27, C31, C33, C37</text:p>
          </table:table-cell>
          <table:table-cell office:value-type="string" calcext:value-type="string">
            <text:p>10u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1629-1-ND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8, C29, C30, C32</text:p>
          </table:table-cell>
          <table:table-cell office:value-type="string" calcext:value-type="string">
            <text:p>1u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948-1-ND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4466-1-ND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815-1-ND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9</text:p>
          </table:table-cell>
          <table:table-cell office:value-type="string" calcext:value-type="string">
            <text:p>O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486-2-ND 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_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512-1-ND 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5-2815-1-ND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96-24657-1-N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C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L54-TPMSCT-ND 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.5KExxCA</text:p>
          </table:table-cell>
          <table:table-cell office:value-type="string" calcext:value-type="string">
            <text:p>Diode:1.5KExxCA</text:p>
          </table:table-cell>
          <table:table-cell office:value-type="string" calcext:value-type="string">
            <text:p>Diode_SMD:D_SMC_Handsoldering</text:p>
          </table:table-cell>
          <table:table-cell office:value-type="string" calcext:value-type="string">
            <text:p>https://www.vishay.com/docs/88301/15ke.pdf</text:p>
          </table:table-cell>
          <table:table-cell office:value-type="string" calcext:value-type="string">
            <text:p>SMCJ17CALFCT-ND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ZHCS400CT-ND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3, D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727-3848-1-N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1206_3216Metric_Castellat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F-1206F500-2CT-ND 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Molex_47346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17141CT-ND 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: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http://infocenter.arm.com/help/topic/com.arm.doc.ddi0314h/DDI0314H_coresight_components_trm.pdf</text:p>
          </table:table-cell>
          <table:table-cell office:value-type="string" calcext:value-type="string">
            <text:p>1175-1627-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hoenix_MC_HighVoltage:PhoenixContact_MCV_1,5_4-G-5.08_1x04_P5.08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hoenix_MC_HighVoltage:PhoenixContact_MCV_1,5_4-G-5.08_1x04_P5.08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hoenix_MC_HighVoltage:PhoenixContact_MCV_1,5_2-G-5.08_1x02_P5.08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c 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RN4018TA-470MCT-ND 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RN4018-330MCT-ND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Transistor_BJT:BC807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://www.fairchildsemi.com/ds/BC/BC807.pdf</text:p>
          </table:table-cell>
          <table:table-cell office:value-type="string" calcext:value-type="string">
            <text:p>1727-1875-1-ND 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TR3A30PZT1GOSCT-ND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2, R3, R6, R10, 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4, R8, R11, R14, R16, R22, R28, R31, R33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20, R23, R26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8, R19, R21, R25, R27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32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B3S-1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W836CT-ND 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NTC 10k</text:p>
          </table:table-cell>
          <table:table-cell office:value-type="string" calcext:value-type="string">
            <text:p>Device:Thermistor_NTC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6279-1-ND 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407VGTx</text:p>
          </table:table-cell>
          <table:table-cell office:value-type="string" calcext:value-type="string">
            <text:p>MCU_ST_STM32F4:STM32F407VG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office:value-type="string" calcext:value-type="string">
            <text:p>497-11605-ND 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Power_Protection:USBLC6-2P6</text:p>
          </table:table-cell>
          <table:table-cell office:value-type="string" calcext:value-type="string">
            <text:p>Package_TO_SOT_SMD:SOT-66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<text:s/>497-5026-1-ND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RF_Module:RFM95W-868S2</text:p>
          </table:table-cell>
          <table:table-cell office:value-type="string" calcext:value-type="string">
            <text:p>RF_Module:HOPERF_RFM9XW_SMD</text:p>
          </table:table-cell>
          <table:table-cell office:value-type="string" calcext:value-type="string">
            <text:p>https://www.hoperf.com/data/upload/portal/20181127/5bfcbea20e9ef.pdf</text:p>
          </table:table-cell>
          <table:table-cell office:value-type="string" calcext:value-type="string">
            <text:p>RFM95W-868S2-ND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5</text:p>
          </table:table-cell>
          <table:table-cell office:value-type="string" calcext:value-type="string">
            <text:p>LM2904</text:p>
          </table:table-cell>
          <table:table-cell office:value-type="string" calcext:value-type="string">
            <text:p>Amplifier_Operational:LM29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358.pdf</text:p>
          </table:table-cell>
          <table:table-cell office:value-type="string" calcext:value-type="string">
            <text:p>296-14596-1-ND 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CAN334</text:p>
          </table:table-cell>
          <table:table-cell office:value-type="string" calcext:value-type="string">
            <text:p>Interface_CAN_LIN:TCAN33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can337.pdf</text:p>
          </table:table-cell>
          <table:table-cell office:value-type="string" calcext:value-type="string">
            <text:p>296-44139-1-ND 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AX15062B</text:p>
          </table:table-cell>
          <table:table-cell office:value-type="string" calcext:value-type="string">
            <text:p>Regulator_Switching:MAX15062B</text:p>
          </table:table-cell>
          <table:table-cell office:value-type="string" calcext:value-type="string">
            <text:p>Package_DFN_QFN:DFN-8_2x2mm_P0.5mm</text:p>
          </table:table-cell>
          <table:table-cell office:value-type="string" calcext:value-type="string">
            <text:p>http://datasheets.maximintegrated.com/en/ds/MAX15062.pdf</text:p>
          </table:table-cell>
          <table:table-cell office:value-type="string" calcext:value-type="string">
            <text:p>MAX15062BATA+TCT-ND 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 U13</text:p>
          </table:table-cell>
          <table:table-cell office:value-type="string" calcext:value-type="string">
            <text:p>FPF2700MXTR</text:p>
          </table:table-cell>
          <table:table-cell office:value-type="string" calcext:value-type="string">
            <text:p>MILDA:FPF2700MXTR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FPF2700MXCT-ND 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MCP73832-2-OT</text:p>
          </table:table-cell>
          <table:table-cell office:value-type="string" calcext:value-type="string">
            <text:p>Battery_Management:MCP73832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office:value-type="string" calcext:value-type="string">
            <text:p>MCP73832T-2ACI/OTCT-ND 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IC5365-3.3YD5</text:p>
          </table:table-cell>
          <table:table-cell office:value-type="string" calcext:value-type="string">
            <text:p>Regulator_Linear:MIC5365-3.3YD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576-4085-1-ND 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MCP65R46</text:p>
          </table:table-cell>
          <table:table-cell office:value-type="string" calcext:value-type="string">
            <text:p>Comparator:MCP65R4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1.microchip.com/downloads/en/DeviceDoc/22269B.pdf</text:p>
          </table:table-cell>
          <table:table-cell office:value-type="string" calcext:value-type="string">
            <text:p>MCP65R41T-2402E/CHYCT-ND 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MAX15062A</text:p>
          </table:table-cell>
          <table:table-cell office:value-type="string" calcext:value-type="string">
            <text:p>Regulator_Switching:MAX15062A</text:p>
          </table:table-cell>
          <table:table-cell office:value-type="string" calcext:value-type="string">
            <text:p>Package_DFN_QFN:DFN-8_2x2mm_P0.5mm</text:p>
          </table:table-cell>
          <table:table-cell office:value-type="string" calcext:value-type="string">
            <text:p>http://datasheets.maximintegrated.com/en/ds/MAX15062.pdf</text:p>
          </table:table-cell>
          <table:table-cell office:value-type="string" calcext:value-type="string">
            <text:p>MAX15062AATA+TCT-ND 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rystal:Crystal_SMD_Abracon_ABM3B-4Pin_5.0x3.2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35-9720-1-ND </text:p>
          </table:table-cell>
          <table:table-cell table:number-columns-repeated="3"/>
        </table:table-row>
      </table:table>
      <table:table table:name="DigiKey" table:style-name="ta1">
        <table:table-column table:style-name="co12" table:default-cell-style-name="ce1"/>
        <table:table-column table:style-name="co13" table:default-cell-style-name="Default"/>
        <table:table-column table:style-name="co11" table:default-cell-style-name="Default"/>
        <table:table-row table:style-name="ro1">
          <table:table-cell table:formula="of:=IF([$Collected.H4] = &quot;&quot;;&quot;&quot;;[$Collected.B4])" office:value-type="float" office:value="1" calcext:value-type="float">
            <text:p>1</text:p>
          </table:table-cell>
          <table:table-cell table:formula="of:=IF([$Collected.H4] = &quot;&quot;;&quot;&quot;;[$Collected.H4])" office:value-type="string" office:string-value="WM5534-ND" calcext:value-type="string">
            <text:p>WM5534-ND</text:p>
          </table:table-cell>
          <table:table-cell/>
        </table:table-row>
        <table:table-row table:style-name="ro1">
          <table:table-cell table:formula="of:=IF([$Collected.H5] = &quot;&quot;;&quot;&quot;;[$Collected.B5])" office:value-type="float" office:value="1" calcext:value-type="float">
            <text:p>1</text:p>
          </table:table-cell>
          <table:table-cell table:formula="of:=IF([$Collected.H5] = &quot;&quot;;&quot;&quot;;[$Collected.H5])" office:value-type="string" office:string-value="36-1043-ND" calcext:value-type="string">
            <text:p>36-1043-ND</text:p>
          </table:table-cell>
          <table:table-cell/>
        </table:table-row>
        <table:table-row table:style-name="ro1">
          <table:table-cell table:formula="of:=IF([$Collected.H6] = &quot;&quot;;&quot;&quot;;[$Collected.B6])" office:value-type="float" office:value="19" calcext:value-type="float">
            <text:p>19</text:p>
          </table:table-cell>
          <table:table-cell table:formula="of:=IF([$Collected.H6] = &quot;&quot;;&quot;&quot;;[$Collected.H6])" office:value-type="string" office:string-value="399-1099-1-ND " calcext:value-type="string">
            <text:p>399-1099-1-ND </text:p>
          </table:table-cell>
          <table:table-cell/>
        </table:table-row>
        <table:table-row table:style-name="ro1">
          <table:table-cell table:formula="of:=IF([$Collected.H7] = &quot;&quot;;&quot;&quot;;[$Collected.B7])" office:value-type="float" office:value="1" calcext:value-type="float">
            <text:p>1</text:p>
          </table:table-cell>
          <table:table-cell table:formula="of:=IF([$Collected.H7] = &quot;&quot;;&quot;&quot;;[$Collected.H7])" office:value-type="string" office:string-value="490-14466-1-ND " calcext:value-type="string">
            <text:p>490-14466-1-ND </text:p>
          </table:table-cell>
          <table:table-cell/>
        </table:table-row>
        <table:table-row table:style-name="ro1">
          <table:table-cell table:formula="of:=IF([$Collected.H8] = &quot;&quot;;&quot;&quot;;[$Collected.B8])" office:value-type="float" office:value="7" calcext:value-type="float">
            <text:p>7</text:p>
          </table:table-cell>
          <table:table-cell table:formula="of:=IF([$Collected.H8] = &quot;&quot;;&quot;&quot;;[$Collected.H8])" office:value-type="string" office:string-value="1276-6524-1-ND " calcext:value-type="string">
            <text:p>1276-6524-1-ND </text:p>
          </table:table-cell>
          <table:table-cell/>
        </table:table-row>
        <table:table-row table:style-name="ro1">
          <table:table-cell table:formula="of:=IF([$Collected.H9] = &quot;&quot;;&quot;&quot;;[$Collected.B9])" office:value-type="float" office:value="2" calcext:value-type="float">
            <text:p>2</text:p>
          </table:table-cell>
          <table:table-cell table:formula="of:=IF([$Collected.H9] = &quot;&quot;;&quot;&quot;;[$Collected.H9])" office:value-type="string" office:string-value=" 587-4864-1-ND" calcext:value-type="string">
            <text:p><text:s/>587-4864-1-ND</text:p>
          </table:table-cell>
          <table:table-cell/>
        </table:table-row>
        <table:table-row table:style-name="ro1">
          <table:table-cell table:formula="of:=IF([$Collected.H10] = &quot;&quot;;&quot;&quot;;[$Collected.B10])" office:value-type="float" office:value="2" calcext:value-type="float">
            <text:p>2</text:p>
          </table:table-cell>
          <table:table-cell table:formula="of:=IF([$Collected.H10] = &quot;&quot;;&quot;&quot;;[$Collected.H10])" office:value-type="string" office:string-value=" 490-1336-1-ND " calcext:value-type="string">
            <text:p><text:s/>490-1336-1-ND </text:p>
          </table:table-cell>
          <table:table-cell/>
        </table:table-row>
        <table:table-row table:style-name="ro1">
          <table:table-cell table:formula="of:=IF([$Collected.H11] = &quot;&quot;;&quot;&quot;;[$Collected.B11])" office:value-type="float" office:value="4" calcext:value-type="float">
            <text:p>4</text:p>
          </table:table-cell>
          <table:table-cell table:formula="of:=IF([$Collected.H11] = &quot;&quot;;&quot;&quot;;[$Collected.H11])" office:value-type="string" office:string-value="399-17880-1-ND " calcext:value-type="string">
            <text:p>399-17880-1-ND </text:p>
          </table:table-cell>
          <table:table-cell/>
        </table:table-row>
        <table:table-row table:style-name="ro1">
          <table:table-cell table:formula="of:=IF([$Collected.H12] = &quot;&quot;;&quot;&quot;;[$Collected.B12])" office:value-type="float" office:value="5" calcext:value-type="float">
            <text:p>5</text:p>
          </table:table-cell>
          <table:table-cell table:formula="of:=IF([$Collected.H12] = &quot;&quot;;&quot;&quot;;[$Collected.H12])" office:value-type="string" office:string-value="399-11629-1-ND " calcext:value-type="string">
            <text:p>399-11629-1-ND </text:p>
          </table:table-cell>
          <table:table-cell office:value-type="string" calcext:value-type="string">
            <text:p>9C7adtAxt5L!</text:p>
          </table:table-cell>
        </table:table-row>
        <table:table-row table:style-name="ro1">
          <table:table-cell table:formula="of:=IF([$Collected.H13] = &quot;&quot;;&quot;&quot;;[$Collected.B13])" office:value-type="float" office:value="4" calcext:value-type="float">
            <text:p>4</text:p>
          </table:table-cell>
          <table:table-cell table:formula="of:=IF([$Collected.H13] = &quot;&quot;;&quot;&quot;;[$Collected.H13])" office:value-type="string" office:string-value="311-1948-1-ND " calcext:value-type="string">
            <text:p>311-1948-1-ND </text:p>
          </table:table-cell>
          <table:table-cell/>
        </table:table-row>
        <table:table-row table:style-name="ro1">
          <table:table-cell table:formula="of:=IF([$Collected.H14] = &quot;&quot;;&quot;&quot;;[$Collected.B14])" office:value-type="float" office:value="2" calcext:value-type="float">
            <text:p>2</text:p>
          </table:table-cell>
          <table:table-cell table:formula="of:=IF([$Collected.H14] = &quot;&quot;;&quot;&quot;;[$Collected.H14])" office:value-type="string" office:string-value="490-14466-1-ND " calcext:value-type="string">
            <text:p>490-14466-1-ND </text:p>
          </table:table-cell>
          <table:table-cell/>
        </table:table-row>
        <table:table-row table:style-name="ro1">
          <table:table-cell table:formula="of:=IF([$Collected.H15] = &quot;&quot;;&quot;&quot;;[$Collected.B15])" office:value-type="float" office:value="1" calcext:value-type="float">
            <text:p>1</text:p>
          </table:table-cell>
          <table:table-cell table:formula="of:=IF([$Collected.H15] = &quot;&quot;;&quot;&quot;;[$Collected.H15])" office:value-type="string" office:string-value="475-2815-1-ND " calcext:value-type="string">
            <text:p>475-2815-1-ND </text:p>
          </table:table-cell>
          <table:table-cell/>
        </table:table-row>
        <table:table-row table:style-name="ro1">
          <table:table-cell table:formula="of:=IF([$Collected.H16] = &quot;&quot;;&quot;&quot;;[$Collected.B16])" office:value-type="float" office:value="2" calcext:value-type="float">
            <text:p>2</text:p>
          </table:table-cell>
          <table:table-cell table:formula="of:=IF([$Collected.H16] = &quot;&quot;;&quot;&quot;;[$Collected.H16])" office:value-type="string" office:string-value="475-2486-2-ND " calcext:value-type="string">
            <text:p>475-2486-2-ND </text:p>
          </table:table-cell>
          <table:table-cell/>
        </table:table-row>
        <table:table-row table:style-name="ro1">
          <table:table-cell table:formula="of:=IF([$Collected.H17] = &quot;&quot;;&quot;&quot;;[$Collected.B17])" office:value-type="float" office:value="1" calcext:value-type="float">
            <text:p>1</text:p>
          </table:table-cell>
          <table:table-cell table:formula="of:=IF([$Collected.H17] = &quot;&quot;;&quot;&quot;;[$Collected.H17])" office:value-type="string" office:string-value="475-2512-1-ND " calcext:value-type="string">
            <text:p>475-2512-1-ND </text:p>
          </table:table-cell>
          <table:table-cell/>
        </table:table-row>
        <table:table-row table:style-name="ro1">
          <table:table-cell table:formula="of:=IF([$Collected.H18] = &quot;&quot;;&quot;&quot;;[$Collected.B18])" office:value-type="float" office:value="1" calcext:value-type="float">
            <text:p>1</text:p>
          </table:table-cell>
          <table:table-cell table:formula="of:=IF([$Collected.H18] = &quot;&quot;;&quot;&quot;;[$Collected.H18])" office:value-type="string" office:string-value="475-2815-1-ND " calcext:value-type="string">
            <text:p>475-2815-1-ND </text:p>
          </table:table-cell>
          <table:table-cell/>
        </table:table-row>
        <table:table-row table:style-name="ro1">
          <table:table-cell table:formula="of:=IF([$Collected.H19] = &quot;&quot;;&quot;&quot;;[$Collected.B19])" office:value-type="float" office:value="2" calcext:value-type="float">
            <text:p>2</text:p>
          </table:table-cell>
          <table:table-cell table:formula="of:=IF([$Collected.H19] = &quot;&quot;;&quot;&quot;;[$Collected.H19])" office:value-type="string" office:string-value="296-24657-1-ND" calcext:value-type="string">
            <text:p>296-24657-1-ND</text:p>
          </table:table-cell>
          <table:table-cell/>
        </table:table-row>
        <table:table-row table:style-name="ro1">
          <table:table-cell table:formula="of:=IF([$Collected.H20] = &quot;&quot;;&quot;&quot;;[$Collected.B20])" office:value-type="float" office:value="1" calcext:value-type="float">
            <text:p>1</text:p>
          </table:table-cell>
          <table:table-cell table:formula="of:=IF([$Collected.H20] = &quot;&quot;;&quot;&quot;;[$Collected.H20])" office:value-type="string" office:string-value="SL54-TPMSCT-ND " calcext:value-type="string">
            <text:p>SL54-TPMSCT-ND </text:p>
          </table:table-cell>
          <table:table-cell/>
        </table:table-row>
        <table:table-row table:style-name="ro1">
          <table:table-cell table:formula="of:=IF([$Collected.H21] = &quot;&quot;;&quot;&quot;;[$Collected.B21])" office:value-type="float" office:value="1" calcext:value-type="float">
            <text:p>1</text:p>
          </table:table-cell>
          <table:table-cell table:formula="of:=IF([$Collected.H21] = &quot;&quot;;&quot;&quot;;[$Collected.H21])" office:value-type="string" office:string-value="SMCJ17CALFCT-ND " calcext:value-type="string">
            <text:p>SMCJ17CALFCT-ND </text:p>
          </table:table-cell>
          <table:table-cell/>
        </table:table-row>
        <table:table-row table:style-name="ro1">
          <table:table-cell table:formula="of:=IF([$Collected.H22] = &quot;&quot;;&quot;&quot;;[$Collected.B22])" office:value-type="float" office:value="1" calcext:value-type="float">
            <text:p>1</text:p>
          </table:table-cell>
          <table:table-cell table:formula="of:=IF([$Collected.H22] = &quot;&quot;;&quot;&quot;;[$Collected.H22])" office:value-type="string" office:string-value="ZHCS400CT-ND " calcext:value-type="string">
            <text:p>ZHCS400CT-ND </text:p>
          </table:table-cell>
          <table:table-cell/>
        </table:table-row>
        <table:table-row table:style-name="ro1">
          <table:table-cell table:formula="of:=IF([$Collected.H23] = &quot;&quot;;&quot;&quot;;[$Collected.B23])" office:value-type="float" office:value="2" calcext:value-type="float">
            <text:p>2</text:p>
          </table:table-cell>
          <table:table-cell table:formula="of:=IF([$Collected.H23] = &quot;&quot;;&quot;&quot;;[$Collected.H23])" office:value-type="string" office:string-value="1727-3848-1-ND" calcext:value-type="string">
            <text:p>1727-3848-1-ND</text:p>
          </table:table-cell>
          <table:table-cell/>
        </table:table-row>
        <table:table-row table:style-name="ro1">
          <table:table-cell table:formula="of:=IF([$Collected.H24] = &quot;&quot;;&quot;&quot;;[$Collected.B24])" office:value-type="float" office:value="1" calcext:value-type="float">
            <text:p>1</text:p>
          </table:table-cell>
          <table:table-cell table:formula="of:=IF([$Collected.H24] = &quot;&quot;;&quot;&quot;;[$Collected.H24])" office:value-type="string" office:string-value="SF-1206F500-2CT-ND " calcext:value-type="string">
            <text:p>SF-1206F500-2CT-ND </text:p>
          </table:table-cell>
          <table:table-cell/>
        </table:table-row>
        <table:table-row table:style-name="ro1">
          <table:table-cell table:formula="of:=IF([$Collected.H25] = &quot;&quot;;&quot;&quot;;[$Collected.B25])">
            <text:p/>
          </table:table-cell>
          <table:table-cell table:formula="of:=IF([$Collected.H25] = &quot;&quot;;&quot;&quot;;[$Collected.H25])">
            <text:p/>
          </table:table-cell>
          <table:table-cell/>
        </table:table-row>
        <table:table-row table:style-name="ro1">
          <table:table-cell table:formula="of:=IF([$Collected.H26] = &quot;&quot;;&quot;&quot;;[$Collected.B26])" office:value-type="float" office:value="1" calcext:value-type="float">
            <text:p>1</text:p>
          </table:table-cell>
          <table:table-cell table:formula="of:=IF([$Collected.H26] = &quot;&quot;;&quot;&quot;;[$Collected.H26])" office:value-type="string" office:string-value="WM17141CT-ND " calcext:value-type="string">
            <text:p>WM17141CT-ND </text:p>
          </table:table-cell>
          <table:table-cell/>
        </table:table-row>
        <table:table-row table:style-name="ro1">
          <table:table-cell table:formula="of:=IF([$Collected.H27] = &quot;&quot;;&quot;&quot;;[$Collected.B27])" office:value-type="float" office:value="1" calcext:value-type="float">
            <text:p>1</text:p>
          </table:table-cell>
          <table:table-cell table:formula="of:=IF([$Collected.H27] = &quot;&quot;;&quot;&quot;;[$Collected.H27])" office:value-type="string" office:string-value="1175-1627-ND" calcext:value-type="string">
            <text:p>1175-1627-ND</text:p>
          </table:table-cell>
          <table:table-cell/>
        </table:table-row>
        <table:table-row table:style-name="ro1">
          <table:table-cell table:formula="of:=IF([$Collected.H28] = &quot;&quot;;&quot;&quot;;[$Collected.B28])">
            <text:p/>
          </table:table-cell>
          <table:table-cell table:formula="of:=IF([$Collected.H28] = &quot;&quot;;&quot;&quot;;[$Collected.H28])">
            <text:p/>
          </table:table-cell>
          <table:table-cell/>
        </table:table-row>
        <table:table-row table:style-name="ro1">
          <table:table-cell table:formula="of:=IF([$Collected.H29] = &quot;&quot;;&quot;&quot;;[$Collected.B29])">
            <text:p/>
          </table:table-cell>
          <table:table-cell table:formula="of:=IF([$Collected.H29] = &quot;&quot;;&quot;&quot;;[$Collected.H29])">
            <text:p/>
          </table:table-cell>
          <table:table-cell/>
        </table:table-row>
        <table:table-row table:style-name="ro1">
          <table:table-cell table:formula="of:=IF([$Collected.H30] = &quot;&quot;;&quot;&quot;;[$Collected.B30])">
            <text:p/>
          </table:table-cell>
          <table:table-cell table:formula="of:=IF([$Collected.H30] = &quot;&quot;;&quot;&quot;;[$Collected.H30])">
            <text:p/>
          </table:table-cell>
          <table:table-cell/>
        </table:table-row>
        <table:table-row table:style-name="ro1">
          <table:table-cell table:formula="of:=IF([$Collected.H31] = &quot;&quot;;&quot;&quot;;[$Collected.B31])" office:value-type="float" office:value="1" calcext:value-type="float">
            <text:p>1</text:p>
          </table:table-cell>
          <table:table-cell table:formula="of:=IF([$Collected.H31] = &quot;&quot;;&quot;&quot;;[$Collected.H31])" office:value-type="string" office:string-value="SRN4018TA-470MCT-ND " calcext:value-type="string">
            <text:p>SRN4018TA-470MCT-ND </text:p>
          </table:table-cell>
          <table:table-cell/>
        </table:table-row>
        <table:table-row table:style-name="ro1">
          <table:table-cell table:formula="of:=IF([$Collected.H32] = &quot;&quot;;&quot;&quot;;[$Collected.B32])" office:value-type="float" office:value="1" calcext:value-type="float">
            <text:p>1</text:p>
          </table:table-cell>
          <table:table-cell table:formula="of:=IF([$Collected.H32] = &quot;&quot;;&quot;&quot;;[$Collected.H32])" office:value-type="string" office:string-value="SRN4018-330MCT-ND " calcext:value-type="string">
            <text:p>SRN4018-330MCT-ND </text:p>
          </table:table-cell>
          <table:table-cell/>
        </table:table-row>
        <table:table-row table:style-name="ro1">
          <table:table-cell table:formula="of:=IF([$Collected.H33] = &quot;&quot;;&quot;&quot;;[$Collected.B33])" office:value-type="float" office:value="1" calcext:value-type="float">
            <text:p>1</text:p>
          </table:table-cell>
          <table:table-cell table:formula="of:=IF([$Collected.H33] = &quot;&quot;;&quot;&quot;;[$Collected.H33])" office:value-type="string" office:string-value="1727-1875-1-ND " calcext:value-type="string">
            <text:p>1727-1875-1-ND </text:p>
          </table:table-cell>
          <table:table-cell/>
        </table:table-row>
        <table:table-row table:style-name="ro1">
          <table:table-cell table:formula="of:=IF([$Collected.H34] = &quot;&quot;;&quot;&quot;;[$Collected.B34])" office:value-type="float" office:value="1" calcext:value-type="float">
            <text:p>1</text:p>
          </table:table-cell>
          <table:table-cell table:formula="of:=IF([$Collected.H34] = &quot;&quot;;&quot;&quot;;[$Collected.H34])" office:value-type="string" office:string-value="NTR3A30PZT1GOSCT-ND " calcext:value-type="string">
            <text:p>NTR3A30PZT1GOSCT-ND </text:p>
          </table:table-cell>
          <table:table-cell/>
        </table:table-row>
        <table:table-row table:style-name="ro1">
          <table:table-cell table:formula="of:=IF([$Collected.H35] = &quot;&quot;;&quot;&quot;;[$Collected.B35])">
            <text:p/>
          </table:table-cell>
          <table:table-cell table:formula="of:=IF([$Collected.H35] = &quot;&quot;;&quot;&quot;;[$Collected.H35])">
            <text:p/>
          </table:table-cell>
          <table:table-cell/>
        </table:table-row>
        <table:table-row table:style-name="ro1">
          <table:table-cell table:formula="of:=IF([$Collected.H36] = &quot;&quot;;&quot;&quot;;[$Collected.B36])">
            <text:p/>
          </table:table-cell>
          <table:table-cell table:formula="of:=IF([$Collected.H36] = &quot;&quot;;&quot;&quot;;[$Collected.H36])">
            <text:p/>
          </table:table-cell>
          <table:table-cell/>
        </table:table-row>
        <table:table-row table:style-name="ro1">
          <table:table-cell table:formula="of:=IF([$Collected.H37] = &quot;&quot;;&quot;&quot;;[$Collected.B37])">
            <text:p/>
          </table:table-cell>
          <table:table-cell table:formula="of:=IF([$Collected.H37] = &quot;&quot;;&quot;&quot;;[$Collected.H37])">
            <text:p/>
          </table:table-cell>
          <table:table-cell/>
        </table:table-row>
        <table:table-row table:style-name="ro1">
          <table:table-cell table:formula="of:=IF([$Collected.H38] = &quot;&quot;;&quot;&quot;;[$Collected.B38])">
            <text:p/>
          </table:table-cell>
          <table:table-cell table:formula="of:=IF([$Collected.H38] = &quot;&quot;;&quot;&quot;;[$Collected.H38])">
            <text:p/>
          </table:table-cell>
          <table:table-cell/>
        </table:table-row>
        <table:table-row table:style-name="ro1">
          <table:table-cell table:formula="of:=IF([$Collected.H39] = &quot;&quot;;&quot;&quot;;[$Collected.B39])">
            <text:p/>
          </table:table-cell>
          <table:table-cell table:formula="of:=IF([$Collected.H39] = &quot;&quot;;&quot;&quot;;[$Collected.H39])">
            <text:p/>
          </table:table-cell>
          <table:table-cell/>
        </table:table-row>
        <table:table-row table:style-name="ro1">
          <table:table-cell table:formula="of:=IF([$Collected.H40] = &quot;&quot;;&quot;&quot;;[$Collected.B40])">
            <text:p/>
          </table:table-cell>
          <table:table-cell table:formula="of:=IF([$Collected.H40] = &quot;&quot;;&quot;&quot;;[$Collected.H40])">
            <text:p/>
          </table:table-cell>
          <table:table-cell/>
        </table:table-row>
        <table:table-row table:style-name="ro1">
          <table:table-cell table:formula="of:=IF([$Collected.H41] = &quot;&quot;;&quot;&quot;;[$Collected.B41])">
            <text:p/>
          </table:table-cell>
          <table:table-cell table:formula="of:=IF([$Collected.H41] = &quot;&quot;;&quot;&quot;;[$Collected.H41])">
            <text:p/>
          </table:table-cell>
          <table:table-cell/>
        </table:table-row>
        <table:table-row table:style-name="ro1">
          <table:table-cell table:formula="of:=IF([$Collected.H42] = &quot;&quot;;&quot;&quot;;[$Collected.B42])">
            <text:p/>
          </table:table-cell>
          <table:table-cell table:formula="of:=IF([$Collected.H42] = &quot;&quot;;&quot;&quot;;[$Collected.H42])">
            <text:p/>
          </table:table-cell>
          <table:table-cell/>
        </table:table-row>
        <table:table-row table:style-name="ro1">
          <table:table-cell table:formula="of:=IF([$Collected.H43] = &quot;&quot;;&quot;&quot;;[$Collected.B43])">
            <text:p/>
          </table:table-cell>
          <table:table-cell table:formula="of:=IF([$Collected.H43] = &quot;&quot;;&quot;&quot;;[$Collected.H43])">
            <text:p/>
          </table:table-cell>
          <table:table-cell/>
        </table:table-row>
        <table:table-row table:style-name="ro1">
          <table:table-cell table:formula="of:=IF([$Collected.H44] = &quot;&quot;;&quot;&quot;;[$Collected.B44])">
            <text:p/>
          </table:table-cell>
          <table:table-cell table:formula="of:=IF([$Collected.H44] = &quot;&quot;;&quot;&quot;;[$Collected.H44])">
            <text:p/>
          </table:table-cell>
          <table:table-cell/>
        </table:table-row>
        <table:table-row table:style-name="ro1">
          <table:table-cell table:formula="of:=IF([$Collected.H45] = &quot;&quot;;&quot;&quot;;[$Collected.B45])">
            <text:p/>
          </table:table-cell>
          <table:table-cell table:formula="of:=IF([$Collected.H45] = &quot;&quot;;&quot;&quot;;[$Collected.H45])">
            <text:p/>
          </table:table-cell>
          <table:table-cell/>
        </table:table-row>
        <table:table-row table:style-name="ro1">
          <table:table-cell table:formula="of:=IF([$Collected.H46] = &quot;&quot;;&quot;&quot;;[$Collected.B46])">
            <text:p/>
          </table:table-cell>
          <table:table-cell table:formula="of:=IF([$Collected.H46] = &quot;&quot;;&quot;&quot;;[$Collected.H46])">
            <text:p/>
          </table:table-cell>
          <table:table-cell/>
        </table:table-row>
        <table:table-row table:style-name="ro1">
          <table:table-cell table:formula="of:=IF([$Collected.H47] = &quot;&quot;;&quot;&quot;;[$Collected.B47])">
            <text:p/>
          </table:table-cell>
          <table:table-cell table:formula="of:=IF([$Collected.H47] = &quot;&quot;;&quot;&quot;;[$Collected.H47])">
            <text:p/>
          </table:table-cell>
          <table:table-cell/>
        </table:table-row>
        <table:table-row table:style-name="ro1">
          <table:table-cell table:formula="of:=IF([$Collected.H48] = &quot;&quot;;&quot;&quot;;[$Collected.B48])">
            <text:p/>
          </table:table-cell>
          <table:table-cell table:formula="of:=IF([$Collected.H48] = &quot;&quot;;&quot;&quot;;[$Collected.H48])">
            <text:p/>
          </table:table-cell>
          <table:table-cell/>
        </table:table-row>
        <table:table-row table:style-name="ro1">
          <table:table-cell table:formula="of:=IF([$Collected.H49] = &quot;&quot;;&quot;&quot;;[$Collected.B49])" office:value-type="float" office:value="1" calcext:value-type="float">
            <text:p>1</text:p>
          </table:table-cell>
          <table:table-cell table:formula="of:=IF([$Collected.H49] = &quot;&quot;;&quot;&quot;;[$Collected.H49])" office:value-type="string" office:string-value="SW836CT-ND " calcext:value-type="string">
            <text:p>SW836CT-ND </text:p>
          </table:table-cell>
          <table:table-cell/>
        </table:table-row>
        <table:table-row table:style-name="ro1">
          <table:table-cell table:formula="of:=IF([$Collected.H50] = &quot;&quot;;&quot;&quot;;[$Collected.B50])" office:value-type="float" office:value="1" calcext:value-type="float">
            <text:p>1</text:p>
          </table:table-cell>
          <table:table-cell table:formula="of:=IF([$Collected.H50] = &quot;&quot;;&quot;&quot;;[$Collected.H50])" office:value-type="string" office:string-value="490-16279-1-ND " calcext:value-type="string">
            <text:p>490-16279-1-ND </text:p>
          </table:table-cell>
          <table:table-cell/>
        </table:table-row>
        <table:table-row table:style-name="ro1">
          <table:table-cell table:formula="of:=IF([$Collected.H51] = &quot;&quot;;&quot;&quot;;[$Collected.B51])" office:value-type="float" office:value="1" calcext:value-type="float">
            <text:p>1</text:p>
          </table:table-cell>
          <table:table-cell table:formula="of:=IF([$Collected.H51] = &quot;&quot;;&quot;&quot;;[$Collected.H51])" office:value-type="string" office:string-value="497-11605-ND " calcext:value-type="string">
            <text:p>497-11605-ND </text:p>
          </table:table-cell>
          <table:table-cell/>
        </table:table-row>
        <table:table-row table:style-name="ro1">
          <table:table-cell table:formula="of:=IF([$Collected.H52] = &quot;&quot;;&quot;&quot;;[$Collected.B52])" office:value-type="float" office:value="1" calcext:value-type="float">
            <text:p>1</text:p>
          </table:table-cell>
          <table:table-cell table:formula="of:=IF([$Collected.H52] = &quot;&quot;;&quot;&quot;;[$Collected.H52])" office:value-type="string" office:string-value=" 497-5026-1-ND " calcext:value-type="string">
            <text:p><text:s/>497-5026-1-ND </text:p>
          </table:table-cell>
          <table:table-cell/>
        </table:table-row>
        <table:table-row table:style-name="ro1">
          <table:table-cell table:formula="of:=IF([$Collected.H53] = &quot;&quot;;&quot;&quot;;[$Collected.B53])" office:value-type="float" office:value="1" calcext:value-type="float">
            <text:p>1</text:p>
          </table:table-cell>
          <table:table-cell table:formula="of:=IF([$Collected.H53] = &quot;&quot;;&quot;&quot;;[$Collected.H53])" office:value-type="string" office:string-value="RFM95W-868S2-ND" calcext:value-type="string">
            <text:p>RFM95W-868S2-ND</text:p>
          </table:table-cell>
          <table:table-cell/>
        </table:table-row>
        <table:table-row table:style-name="ro1">
          <table:table-cell table:formula="of:=IF([$Collected.H54] = &quot;&quot;;&quot;&quot;;[$Collected.B54])" office:value-type="float" office:value="2" calcext:value-type="float">
            <text:p>2</text:p>
          </table:table-cell>
          <table:table-cell table:formula="of:=IF([$Collected.H54] = &quot;&quot;;&quot;&quot;;[$Collected.H54])" office:value-type="string" office:string-value="296-14596-1-ND " calcext:value-type="string">
            <text:p>296-14596-1-ND </text:p>
          </table:table-cell>
          <table:table-cell/>
        </table:table-row>
        <table:table-row table:style-name="ro1">
          <table:table-cell table:formula="of:=IF([$Collected.H55] = &quot;&quot;;&quot;&quot;;[$Collected.B55])" office:value-type="float" office:value="2" calcext:value-type="float">
            <text:p>2</text:p>
          </table:table-cell>
          <table:table-cell table:formula="of:=IF([$Collected.H55] = &quot;&quot;;&quot;&quot;;[$Collected.H55])" office:value-type="string" office:string-value="296-44139-1-ND " calcext:value-type="string">
            <text:p>296-44139-1-ND </text:p>
          </table:table-cell>
          <table:table-cell/>
        </table:table-row>
        <table:table-row table:style-name="ro1">
          <table:table-cell table:formula="of:=IF([$Collected.H56] = &quot;&quot;;&quot;&quot;;[$Collected.B56])" office:value-type="float" office:value="1" calcext:value-type="float">
            <text:p>1</text:p>
          </table:table-cell>
          <table:table-cell table:formula="of:=IF([$Collected.H56] = &quot;&quot;;&quot;&quot;;[$Collected.H56])" office:value-type="string" office:string-value="MAX15062BATA+TCT-ND " calcext:value-type="string">
            <text:p>MAX15062BATA+TCT-ND </text:p>
          </table:table-cell>
          <table:table-cell/>
        </table:table-row>
        <table:table-row table:style-name="ro1">
          <table:table-cell table:formula="of:=IF([$Collected.H57] = &quot;&quot;;&quot;&quot;;[$Collected.B57])" office:value-type="float" office:value="2" calcext:value-type="float">
            <text:p>2</text:p>
          </table:table-cell>
          <table:table-cell table:formula="of:=IF([$Collected.H57] = &quot;&quot;;&quot;&quot;;[$Collected.H57])" office:value-type="string" office:string-value="FPF2700MXCT-ND " calcext:value-type="string">
            <text:p>FPF2700MXCT-ND </text:p>
          </table:table-cell>
          <table:table-cell/>
        </table:table-row>
        <table:table-row table:style-name="ro1">
          <table:table-cell table:formula="of:=IF([$Collected.H58] = &quot;&quot;;&quot;&quot;;[$Collected.B58])" office:value-type="float" office:value="1" calcext:value-type="float">
            <text:p>1</text:p>
          </table:table-cell>
          <table:table-cell table:formula="of:=IF([$Collected.H58] = &quot;&quot;;&quot;&quot;;[$Collected.H58])" office:value-type="string" office:string-value="MCP73832T-2ACI/OTCT-ND " calcext:value-type="string">
            <text:p>MCP73832T-2ACI/OTCT-ND </text:p>
          </table:table-cell>
          <table:table-cell/>
        </table:table-row>
        <table:table-row table:style-name="ro1">
          <table:table-cell table:formula="of:=IF([$Collected.H59] = &quot;&quot;;&quot;&quot;;[$Collected.B59])" office:value-type="float" office:value="1" calcext:value-type="float">
            <text:p>1</text:p>
          </table:table-cell>
          <table:table-cell table:formula="of:=IF([$Collected.H59] = &quot;&quot;;&quot;&quot;;[$Collected.H59])" office:value-type="string" office:string-value="576-4085-1-ND " calcext:value-type="string">
            <text:p>576-4085-1-ND </text:p>
          </table:table-cell>
          <table:table-cell/>
        </table:table-row>
        <table:table-row table:style-name="ro1">
          <table:table-cell table:formula="of:=IF([$Collected.H60] = &quot;&quot;;&quot;&quot;;[$Collected.B60])" office:value-type="float" office:value="1" calcext:value-type="float">
            <text:p>1</text:p>
          </table:table-cell>
          <table:table-cell table:formula="of:=IF([$Collected.H60] = &quot;&quot;;&quot;&quot;;[$Collected.H60])" office:value-type="string" office:string-value="MCP65R41T-2402E/CHYCT-ND " calcext:value-type="string">
            <text:p>MCP65R41T-2402E/CHYCT-ND </text:p>
          </table:table-cell>
          <table:table-cell/>
        </table:table-row>
        <table:table-row table:style-name="ro1">
          <table:table-cell table:formula="of:=IF([$Collected.H61] = &quot;&quot;;&quot;&quot;;[$Collected.B61])" office:value-type="float" office:value="1" calcext:value-type="float">
            <text:p>1</text:p>
          </table:table-cell>
          <table:table-cell table:formula="of:=IF([$Collected.H61] = &quot;&quot;;&quot;&quot;;[$Collected.H61])" office:value-type="string" office:string-value="MAX15062AATA+TCT-ND " calcext:value-type="string">
            <text:p>MAX15062AATA+TCT-ND </text:p>
          </table:table-cell>
          <table:table-cell/>
        </table:table-row>
        <table:table-row table:style-name="ro1">
          <table:table-cell table:formula="of:=IF([$Collected.H62] = &quot;&quot;;&quot;&quot;;[$Collected.B62])" office:value-type="float" office:value="1" calcext:value-type="float">
            <text:p>1</text:p>
          </table:table-cell>
          <table:table-cell table:formula="of:=IF([$Collected.H62] = &quot;&quot;;&quot;&quot;;[$Collected.H62])" office:value-type="string" office:string-value="535-9720-1-ND " calcext:value-type="string">
            <text:p>535-9720-1-ND </text:p>
          </table:table-cell>
          <table:table-cell/>
        </table:table-row>
        <table:table-row table:style-name="ro1">
          <table:table-cell table:formula="of:=IF([$Collected.H63] = &quot;&quot;;&quot;&quot;;[$Collected.B63])">
            <text:p/>
          </table:table-cell>
          <table:table-cell table:formula="of:=IF([$Collected.H63] = &quot;&quot;;&quot;&quot;;[$Collected.H63]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-00-0000</text:date>, <text:time style:data-style-name="N2" text:time-value="22:30:53.67508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5T23:24:01.517803593</dc:date>
    <meta:editing-duration>PT32M55S</meta:editing-duration>
    <meta:editing-cycles>5</meta:editing-cycles>
    <meta:document-statistic meta:table-count="3" meta:cell-count="1341" meta:object-count="0"/>
  </office:meta>
</office:document-meta>
</file>